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2EAE7BA9477AA8FFCAB.png" manifest:media-type="image/png"/>
  <manifest:file-entry manifest:full-path="Pictures/10000201000003D7000003234E3417D7F2C43A6E.png" manifest:media-type="image/png"/>
  <manifest:file-entry manifest:full-path="Pictures/100002010000048000000307AC6F7178ECADFCD9.png" manifest:media-type="image/png"/>
  <manifest:file-entry manifest:full-path="Pictures/1000020100000353000002650AC31BE7DB8BA5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as-char" svg:width="6.1425in" svg:height="5.0173in" draw:z-index="0"><draw:image xlink:href="Pictures/10000201000003D7000003234E3417D7F2C43A6E.png" xlink:type="simple" xlink:show="embed" xlink:actuate="onLoad" loext:mime-type="image/png"/></draw:frame></text:p>
      <text:p text:style-name="Standard"/>
      <text:p text:style-name="Standard"><draw:frame draw:style-name="fr1" draw:name="Obraz2" text:anchor-type="as-char" svg:width="6.6055in" svg:height="4.4437in" draw:z-index="1"><draw:image xlink:href="Pictures/100002010000048000000307AC6F7178ECADFCD9.png" xlink:type="simple" xlink:show="embed" xlink:actuate="onLoad" loext:mime-type="image/png"/></draw:frame></text:p>
      <text:p text:style-name="Standard"/>
      <text:p text:style-name="Standard"><text:soft-page-break/><draw:frame draw:style-name="fr2" draw:name="Obraz3" text:anchor-type="as-char" svg:width="6.3409in" svg:height="5.1811in" draw:z-index="2"><draw:image xlink:href="Pictures/1000020100000391000002EAE7BA9477AA8FFCAB.png" xlink:type="simple" xlink:show="embed" xlink:actuate="onLoad" loext:mime-type="image/png"/></draw:frame><draw:frame draw:style-name="fr2" draw:name="Obraz4" text:anchor-type="as-char" svg:width="6.3244in" svg:height="4.5547in" draw:z-index="3"><draw:image xlink:href="Pictures/1000020100000353000002650AC31BE7DB8BA5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07:11:56.782000000</meta:creation-date>
    <dc:date>2022-02-11T07:20:42.688000000</dc:date>
    <meta:editing-duration>PT8M46S</meta:editing-duration>
    <meta:editing-cycles>2</meta:editing-cycles>
    <meta:generator>LibreOffice/6.2.0.3$Windows_x86 LibreOffice_project/98c6a8a1c6c7b144ce3cc729e34964b47ce25d62</meta:generator>
    <meta:document-statistic meta:table-count="0" meta:image-count="4" meta:object-count="0" meta:page-count="2" meta:paragraph-count="3" meta:word-count="0" meta:character-count="0" meta:non-whitespace-character-count="0"/>
  </office:meta>
</office:document-meta>
</file>